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 officeooo:rsid="001b14d8" officeooo:paragraph-rsid="001b14d8"/>
    </style:style>
    <style:style style:name="P2" style:family="paragraph" style:parent-style-name="Standard">
      <style:text-properties style:font-name="Candara" officeooo:rsid="001c56f9" officeooo:paragraph-rsid="001c56f9"/>
    </style:style>
    <style:style style:name="P3" style:family="paragraph" style:parent-style-name="Standard">
      <style:text-properties style:font-name="Candara" officeooo:rsid="001cec63" officeooo:paragraph-rsid="001cec63"/>
    </style:style>
    <style:style style:name="P4" style:family="paragraph" style:parent-style-name="Standard">
      <style:text-properties style:font-name="Candara" officeooo:rsid="001cb5a3" officeooo:paragraph-rsid="001cb5a3"/>
    </style:style>
    <style:style style:name="P5" style:family="paragraph" style:parent-style-name="Standard">
      <style:text-properties style:font-name="Candara" officeooo:rsid="001cd821" officeooo:paragraph-rsid="001cd821"/>
    </style:style>
    <style:style style:name="P6" style:family="paragraph" style:parent-style-name="Standard">
      <style:text-properties style:font-name="Candara" officeooo:rsid="001cf21e" officeooo:paragraph-rsid="001cf21e"/>
    </style:style>
    <style:style style:name="P7" style:family="paragraph" style:parent-style-name="Standard">
      <style:text-properties style:font-name="Candara" officeooo:rsid="001f847b" officeooo:paragraph-rsid="001f847b"/>
    </style:style>
    <style:style style:name="P8" style:family="paragraph" style:parent-style-name="Standard">
      <style:text-properties style:font-name="Candara" officeooo:rsid="001f847b" officeooo:paragraph-rsid="00255a11"/>
    </style:style>
    <style:style style:name="P9" style:family="paragraph" style:parent-style-name="Standard">
      <style:text-properties style:font-name="Candara" officeooo:rsid="002079f3" officeooo:paragraph-rsid="002079f3"/>
    </style:style>
    <style:style style:name="P10" style:family="paragraph" style:parent-style-name="Standard">
      <style:paragraph-properties fo:text-align="center" style:justify-single-word="false"/>
      <style:text-properties style:font-name="Candara" fo:font-size="16pt" officeooo:rsid="001b14d8" officeooo:paragraph-rsid="001b14d8" style:font-size-asian="16pt" style:font-size-complex="16pt"/>
    </style:style>
    <style:style style:name="P11" style:family="paragraph" style:parent-style-name="Standard">
      <style:text-properties style:font-name="Candara" officeooo:rsid="00255a11" officeooo:paragraph-rsid="00255a11"/>
    </style:style>
    <style:style style:name="P12" style:family="paragraph" style:parent-style-name="Standard">
      <style:text-properties officeooo:rsid="00255a11" officeooo:paragraph-rsid="00255a11"/>
    </style:style>
    <style:style style:name="P13" style:family="paragraph" style:parent-style-name="Standard">
      <style:text-properties officeooo:rsid="002660f3" officeooo:paragraph-rsid="002660f3"/>
    </style:style>
    <style:style style:name="P14" style:family="paragraph" style:parent-style-name="Standard">
      <style:text-properties fo:color="#800000" officeooo:rsid="002660f3" officeooo:paragraph-rsid="002660f3"/>
    </style:style>
    <style:style style:name="P15" style:family="paragraph" style:parent-style-name="Standard">
      <style:text-properties officeooo:rsid="001b14d8" officeooo:paragraph-rsid="0027ad91"/>
    </style:style>
    <style:style style:name="P16" style:family="paragraph" style:parent-style-name="Standard">
      <style:text-properties officeooo:rsid="0029266a" officeooo:paragraph-rsid="0029266a"/>
    </style:style>
    <style:style style:name="P17" style:family="paragraph" style:parent-style-name="Standard">
      <style:text-properties officeooo:rsid="002afe5b" officeooo:paragraph-rsid="002afe5b"/>
    </style:style>
    <style:style style:name="P18" style:family="paragraph" style:parent-style-name="Standard">
      <style:text-properties officeooo:rsid="002c3468" officeooo:paragraph-rsid="002c3468"/>
    </style:style>
    <style:style style:name="P19" style:family="paragraph" style:parent-style-name="Standard">
      <style:text-properties officeooo:rsid="002d41df" officeooo:paragraph-rsid="002d41df"/>
    </style:style>
    <style:style style:name="P20" style:family="paragraph" style:parent-style-name="Standard">
      <style:text-properties officeooo:rsid="002e708b" officeooo:paragraph-rsid="002e708b"/>
    </style:style>
    <style:style style:name="P21" style:family="paragraph" style:parent-style-name="Standard">
      <style:text-properties officeooo:rsid="002fd1b0" officeooo:paragraph-rsid="002fd1b0"/>
    </style:style>
    <style:style style:name="P22" style:family="paragraph" style:parent-style-name="Standard">
      <style:text-properties fo:color="#111111" officeooo:rsid="0027ad91" officeooo:paragraph-rsid="0027ad91"/>
    </style:style>
    <style:style style:name="P23" style:family="paragraph" style:parent-style-name="Standard">
      <style:text-properties fo:color="#111111" officeooo:rsid="0027ae3c" officeooo:paragraph-rsid="0027ae3c"/>
    </style:style>
    <style:style style:name="P24" style:family="paragraph" style:parent-style-name="Standard">
      <style:text-properties fo:color="#111111" officeooo:rsid="002873d6" officeooo:paragraph-rsid="002873d6"/>
    </style:style>
    <style:style style:name="P25" style:family="paragraph" style:parent-style-name="Standard">
      <style:text-properties fo:color="#111111" officeooo:rsid="0029266a" officeooo:paragraph-rsid="0029266a"/>
    </style:style>
    <style:style style:name="P26" style:family="paragraph" style:parent-style-name="Standard">
      <style:text-properties officeooo:rsid="002fd1b0" officeooo:paragraph-rsid="002fd1b0"/>
    </style:style>
    <style:style style:name="P27" style:family="paragraph" style:parent-style-name="Standard">
      <style:text-properties officeooo:rsid="0031498e" officeooo:paragraph-rsid="0031498e"/>
    </style:style>
    <style:style style:name="P28" style:family="paragraph" style:parent-style-name="Standard">
      <style:text-properties officeooo:rsid="0034c6e5" officeooo:paragraph-rsid="0034c6e5"/>
    </style:style>
    <style:style style:name="T1" style:family="text">
      <style:text-properties officeooo:rsid="001cf21e"/>
    </style:style>
    <style:style style:name="T2" style:family="text">
      <style:text-properties officeooo:rsid="001d8237"/>
    </style:style>
    <style:style style:name="T3" style:family="text">
      <style:text-properties officeooo:rsid="001f5012"/>
    </style:style>
    <style:style style:name="T4" style:family="text">
      <style:text-properties officeooo:rsid="002079f3"/>
    </style:style>
    <style:style style:name="T5" style:family="text">
      <style:text-properties officeooo:rsid="00221453"/>
    </style:style>
    <style:style style:name="T6" style:family="text">
      <style:text-properties officeooo:rsid="00230f58"/>
    </style:style>
    <style:style style:name="T7" style:family="text">
      <style:text-properties officeooo:rsid="0023b24c"/>
    </style:style>
    <style:style style:name="T8" style:family="text">
      <style:text-properties fo:color="#111111"/>
    </style:style>
    <style:style style:name="T9" style:family="text">
      <style:text-properties fo:color="#111111" officeooo:rsid="0027ad91"/>
    </style:style>
    <style:style style:name="T10" style:family="text">
      <style:text-properties officeooo:rsid="002c6fb0"/>
    </style:style>
    <style:style style:name="T11" style:family="text">
      <style:text-properties officeooo:rsid="002e70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IT /<text:span text:style-name="T7">SVN</text:span></text:p>
      <text:p text:style-name="P1"/>
      <text:p text:style-name="P1"/>
      <text:p text:style-name="P1">Jenkins :</text:p>
      <text:p text:style-name="P1">Allé voir comment fonctionne Jenkins. Il s’agit d’un logiciel qui envoi a toute l’équipe de développeur un message d’alerte en cas d’erreur dans le projet.</text:p>
      <text:p text:style-name="P1"/>
      <text:p text:style-name="P2">CleanCode : penser <text:span text:style-name="T1">à l’acheter</text:span></text:p>
      <text:p text:style-name="P2"/>
      <text:p text:style-name="P3"><text:span text:style-name="T2">CHECKSTYLE </text:span>: <text:span text:style-name="T2">permet de voir les erreurs en cas de nom respect du nommage et des espaces et des commentaires qui sont en rigeurs avec le groupe de travail ou l’entreprise.</text:span></text:p>
      <text:p text:style-name="P3"/>
      <text:p text:style-name="P4">Installation de checkstyle Help → eclipse marketPlace → Installation de checkstyle</text:p>
      <text:p text:style-name="P4">mise en place et première utilisation Windows → préférences → checkstyle → setdefault (pour activer la configuration que tu veux utiliser pour vérifier la convention de nommage de ton code.</text:p>
      <text:p text:style-name="P4"/>
      <text:p text:style-name="P5">Clic droit sur ton projet → checkstyle → CheckCode with checkstyle : pour vérifier si ton code correspond bien aux critères séléctionnés.</text:p>
      <text:p text:style-name="P1"><text:s/></text:p>
      <text:p text:style-name="P6">S<text:span text:style-name="T3">VN</text:span> :</text:p>
      <text:p text:style-name="P3"/>
      <text:p text:style-name="P6">En cas de conflits clic droit après le update → edit conflits → on rentre dans → edit merge et l’on peut choisir quelle version je préfère</text:p>
      <text:p text:style-name="P6"/>
      <text:p text:style-name="P7"/>
      <text:p text:style-name="P9">CREER UNE BRANCHE :</text:p>
      <text:p text:style-name="P7">clic droit sur son projet par exemple SVN → tortoiseSVN → Branch tag : changer le nom de To path : /branches/ « nom ».</text:p>
      <text:p text:style-name="P7"/>
      <text:p text:style-name="P7">d<text:span text:style-name="T4">ans son nouveau dossier → clic droit SVN checkout</text:span></text:p>
      <text:p text:style-name="P9">sa branche est créée on peut continuer à travailler dessus</text:p>
      <text:p text:style-name="P9"/>
      <text:p text:style-name="P9">on peut l’update et le commit sans toucher la branche principale.</text:p>
      <text:p text:style-name="P9"/>
      <text:p text:style-name="P9"/>
      <text:p text:style-name="P9">REJOINDRE LA BRANCHE PRINCIPALE :</text:p>
      <text:p text:style-name="P8">Merge<text:span text:style-name="T6">r une branche </text:span>: </text:p>
      <text:p text:style-name="P7">c<text:span text:style-name="T4">lic droit sur le dossier → tortoiseSVN→ merge </text:span></text:p>
      <text:p text:style-name="P6"/>
      <text:p text:style-name="P9">puis commit le projet pour pouvoir envoyer les branches mergées <text:span text:style-name="T5">à l’ensemble de l’équipe.</text:span></text:p>
      <text:p text:style-name="P9"/>
      <text:p text:style-name="P11">TAGS = envoyer en production. Version envoyée en production.</text:p>
      <text:p text:style-name="P11">TRUNK = ce qui est en cours de développement</text:p>
      <text:p text:style-name="P11">BRANCHES = ce qui est développé à côté du trunk.</text:p>
      <text:p text:style-name="P3"/>
      <text:p text:style-name="P12">Linus TORVAL = voir qui c’est !</text:p>
      <text:p text:style-name="P13">Introduction de git en 2007.</text:p>
      <text:p text:style-name="P13"/>
      <text:p text:style-name="P14"><text:soft-page-break/>git add → git commit (local) → git push : requêtes pour envoyer</text:p>
      <text:p text:style-name="P13">git checkout / git merge ← git fetch </text:p>
      <text:p text:style-name="P14">← git pull : requêtes pour recevoir</text:p>
      <text:p text:style-name="P14"/>
      <text:p text:style-name="P13"><text:span text:style-name="T8">github </text:span><text:span text:style-name="T9">est le site internet qui permet d’utiliser git </text:span></text:p>
      <text:p text:style-name="P22">stackoverflow</text:p>
      <text:p text:style-name="P22"/>
      <text:p text:style-name="P23">dans l’invite de commande de git il faut aller dans son dossier </text:p>
      <text:p text:style-name="P23">pour ce faire cd + chemin permet d’y acceder</text:p>
      <text:p text:style-name="P23">cd . . permet de faire un retour en arrière</text:p>
      <text:p text:style-name="P23">cd retourne carrement à la racine </text:p>
      <text:p text:style-name="P23"/>
      <text:p text:style-name="P23">Envoyer un fichier sur github :</text:p>
      <text:p text:style-name="P23">une fois dans son dossier il faut faire add</text:p>
      <text:p text:style-name="P23">→ git add. «nom de son dossier ». « nom de son type »</text:p>
      <text:p text:style-name="P23">ensuite faire un commit </text:p>
      <text:p text:style-name="P23">→ git commit -m « son commentaires ».</text:p>
      <text:p text:style-name="P23">ensuite faire un push </text:p>
      <text:p text:style-name="P23">→ git push</text:p>
      <text:p text:style-name="P23">→ git push -u origin master « si il ya besoin de préciser l ‘endroit</text:p>
      <text:p text:style-name="P23"/>
      <text:p text:style-name="P23"/>
      <text:p text:style-name="P23">Recuperer un fichier :</text:p>
      <text:p text:style-name="P24">→ git clone : permet de créer un dossier existant et de spécifier le chemin.</text:p>
      <text:p text:style-name="P23">→ git pull : pour récuperer le fichier</text:p>
      <text:p text:style-name="P23">→ git pull origin master</text:p>
      <text:p text:style-name="P23"/>
      <text:p text:style-name="P25">vim + « nom du ficher ». type du ficher = vim test.txt</text:p>
      <text:p text:style-name="P25">permet de rentrer dans son fichier texte .</text:p>
      <text:p text:style-name="P25"/>
      <text:p text:style-name="P15"/>
      <text:p text:style-name="P16">Installation de K<text:span text:style-name="T10">a</text:span>diff3</text:p>
      <text:p text:style-name="P16"/>
      <text:p text:style-name="P19">gerer un conflits :</text:p>
      <text:p text:style-name="P17">en cas de conflit après avoir fait un <text:span text:style-name="T10">git </text:span>add puis un <text:span text:style-name="T10">git </text:span>commit -m puis un <text:span text:style-name="T10">git</text:span> push</text:p>
      <text:p text:style-name="P17">on update avec un <text:span text:style-name="T10">git </text:span>pull et <text:span text:style-name="T10">quand le conflit va apparaître </text:span>on va utiliser git mergetool</text:p>
      <text:p text:style-name="P17"/>
      <text:p text:style-name="P18">tu sauvegardes.</text:p>
      <text:p text:style-name="P17">et tu quittes kadif comme un sale.</text:p>
      <text:p text:style-name="P17"/>
      <text:p text:style-name="P19">Pour pouvoir retourner sur mingw64 </text:p>
      <text:p text:style-name="P19">ctrl c</text:p>
      <text:p text:style-name="P19"><text:s/><text:span text:style-name="T11">a regarder camille fournier : building web services wihg</text:span></text:p>
      <text:p text:style-name="P20">spring boot </text:p>
      <text:p text:style-name="P20"/>
      <text:p text:style-name="P20">oublie pas la fleche du haut.</text:p>
      <text:p text:style-name="P20"/>
      <text:p text:style-name="P21">On envoi un projet : </text:p>
      <text:p text:style-name="P21"/>
      <text:p text:style-name="P21">on va dans son dossier</text:p>
      <text:p text:style-name="P21">cd liaison_jsf « pour aller dans le projet que l’on veut envoyer sur github »</text:p>
      <text:p text:style-name="P21"><text:soft-page-break/>$ git remote add origin <text:a xlink:type="simple" xlink:href="https://github.com/YannisLaurent/Mes-projet-HB.git" text:style-name="Internet_20_link" text:visited-style-name="Visited_20_Internet_20_Link">https://github.com/YannisLaurent/Mes-projet-HB.git</text:a> « pour pointer sur le repositories que où l’on veut envoyer notre projet ».</text:p>
      <text:p text:style-name="P21"/>
      <text:p text:style-name="P21">vim .gitignore « pour envoyer que mon travail et pas les fichiers inutiles »</text:p>
      <text:p text:style-name="P21">« le git ignore va se créer dans le dossier que je veux envoyer ».</text:p>
      <text:p text:style-name="P21">git add . « pour envoyer tous les fichiers sauf ceux ignorés par gitignore </text:p>
      <text:p text:style-name="P21">git status </text:p>
      <text:p text:style-name="P21">git commit - « mon message »</text:p>
      <text:p text:style-name="P21">git push origin master</text:p>
      <text:p text:style-name="P21"/>
      <text:p text:style-name="P21"/>
      <text:p text:style-name="P27">créer une branche :</text:p>
      <text:p text:style-name="P27">git checkout -b « nom » exemple : hibernate</text:p>
      <text:p text:style-name="P27"><text:s/>créer un fichier vim hey.java</text:p>
      <text:p text:style-name="P27">git add .</text:p>
      <text:p text:style-name="P27">Git commit -m « mon nom de dossier »</text:p>
      <text:p text:style-name="P27"/>
      <text:p text:style-name="P27">git merge hibernate</text:p>
      <text:p text:style-name="P27"/>
      <text:p text:style-name="P27">git branch : pour voir toutes ses branches.</text:p>
      <text:p text:style-name="P27"/>
      <text:p text:style-name="P27"/>
      <text:p text:style-name="P28">Git flow:permet de switcher entre plusieurs branches pour faciliter le developpement</text:p>
      <text:p text:style-name="P28">et l’envoi en production.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4:47:59.323000000</meta:creation-date>
    <meta:editing-duration>PT4H14M13S</meta:editing-duration>
    <meta:editing-cycles>15</meta:editing-cycles>
    <meta:generator>LibreOffice/5.2.5.1$Windows_x86 LibreOffice_project/0312e1a284a7d50ca85a365c316c7abbf20a4d22</meta:generator>
    <dc:date>2017-06-08T17:05:35.559000000</dc:date>
    <meta:document-statistic meta:table-count="0" meta:image-count="0" meta:object-count="0" meta:page-count="3" meta:paragraph-count="78" meta:word-count="711" meta:character-count="3825" meta:non-whitespace-character-count="3175"/>
  </office:meta>
</office:document-meta>
</file>